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fo:background-color="#dddddd"/>
    </style:style>
    <style:style style:name="ce27" style:family="table-cell" style:parent-style-name="Default" style:data-style-name="N140">
      <style:table-cell-properties fo:background-color="#dddddd" style:cell-protect="none" style:print-content="true"/>
    </style:style>
    <style:style style:name="ce28" style:family="table-cell" style:parent-style-name="Default" style:data-style-name="N140"/>
    <style:style style:name="ce29" style:family="table-cell" style:parent-style-name="Default">
      <style:text-properties fo:color="#ff0000" fo:font-weight="bold" style:font-weight-asian="bold" style:font-weight-complex="bold"/>
    </style:style>
    <style:style style:name="ce30" style:family="table-cell" style:parent-style-name="Default" style:data-style-name="N131"/>
    <style:style style:name="ce31" style:family="table-cell" style:parent-style-name="Default">
      <style:table-cell-properties fo:background-color="#ffffff" style:shadow="#808080 4.99pt 4.99p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126">
      <style:table-cell-properties fo:background-color="#dddddd" style:cell-protect="none" style:print-content="true"/>
    </style:style>
    <style:style style:name="ce34" style:family="table-cell" style:parent-style-name="Default" style:data-style-name="N127"/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36"/>
    <style:style style:name="ce37" style:family="table-cell" style:parent-style-name="Default" style:data-style-name="N143"/>
    <style:style style:name="ce38" style:family="table-cell" style:parent-style-name="Default" style:data-style-name="N142"/>
    <style:style style:name="ce39" style:family="table-cell" style:parent-style-name="Default"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3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6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3" office:value-type="string" calcext:value-type="string">
            <text:p>Prev</text:p>
          </table:covered-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3"/>
          <table:table-cell table:number-columns-repeated="7"/>
        </table:table-row>
        <table:table-row table:style-name="ro2">
          <table:table-cell table:style-name="ce12"/>
          <table:table-cell table:style-name="ce19"/>
          <table:table-cell table:style-name="ce23"/>
          <table:table-cell table:number-columns-repeated="7"/>
        </table:table-row>
        <table:table-row table:style-name="ro2" table:number-rows-repeated="2">
          <table:table-cell table:style-name="ce13"/>
          <table:table-cell table:style-name="ce20"/>
          <table:table-cell table:style-name="ce24"/>
          <table:table-cell table:number-columns-repeated="7"/>
        </table:table-row>
        <table:table-row table:style-name="ro2">
          <table:table-cell table:style-name="ce14" office:value-type="string" calcext:value-type="string">
            <text:p>Audited figures?</text:p>
          </table:table-cell>
          <table:table-cell table:style-name="ce21" table:content-validation-name="val1" office:value-type="string" calcext:value-type="string">
            <text:p>No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Financial year end</text:p>
          </table:table-cell>
          <table:table-cell table:style-name="ce22" table:content-validation-name="val2" office:value-type="float" office:value="2017" calcext:value-type="float">
            <text:p>2017</text:p>
          </table:table-cell>
          <table:table-cell table:style-name="ce24"/>
          <table:table-cell table:number-columns-repeated="7"/>
        </table:table-row>
        <table:table-row table:style-name="ro2">
          <table:table-cell table:style-name="ce13"/>
          <table:table-cell table:style-name="ce20"/>
          <table:table-cell table:style-name="ce24"/>
          <table:table-cell table:number-columns-repeated="7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5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  <table:table-cell/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6"/>
          <table:table-cell table:style-name="ce29" table:formula="of:=IF(NOT(ISBLANK([.A16])); IF(NOT(ISBLANK([.B16])); &quot;Don't specify category and subcategory on the same line&quot;; IF(NOT(ISBLANK([.C16])); &quot;Don't specify an amount for the category.&quot;;  &quot;&quot;)); IF(NOT(ISBLANK([.B16]));IF(ISBLANK([.C16]); &quot;You need to specify an amount.&quot;; &quot;&quot;); IF(NOT(ISBLANK([.C16])); &quot;You need to specify a sub-category name&quot;; &quot;&quot;)))">
            <text:p/>
          </table:table-cell>
          <table:table-cell table:style-name="ce28" table:formula="of:=IF(ISBLANK([.A16]); 0; SUM([.C16:.C$75])-SUM([.E17:.E$75]))" office:value-type="float" office:value="0" calcext:value-type="float">
            <text:p/>
          </table:table-cell>
          <table:table-cell table:formula="of:=ROW([.F16])" office:value-type="float" office:value="16" calcext:value-type="float">
            <text:p>16</text:p>
          </table:table-cell>
          <table:table-cell table:formula="of:=ROW([.G16])" office:value-type="float" office:value="16" calcext:value-type="float">
            <text:p>16</text:p>
          </table:table-cell>
          <table:table-cell table:number-matrix-columns-spanned="1" table:number-matrix-rows-spanned="162" table:formula="of:=FREQUENCY([.G16:.G176];[.F16:.F176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8" table:formula="of:=IF(ISBLANK([.A17]); 0; SUM([.C17:.C$75])-SUM([.E18:.E$75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[.G16]+IF(ISBLANK([.A1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]+[.I1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8" table:formula="of:=IF(ISBLANK([.A18]); 0; SUM([.C18:.C$75])-SUM([.E19:.E$75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8" table:formula="of:=IF(ISBLANK([.A19]); 0; SUM([.C19:.C$75])-SUM([.E20:.E$75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8" table:formula="of:=IF(ISBLANK([.A20]); 0; SUM([.C20:.C$75])-SUM([.E21:.E$75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8" table:formula="of:=IF(ISBLANK([.A21]); 0; SUM([.C21:.C$75])-SUM([.E22:.E$75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8" table:formula="of:=IF(ISBLANK([.A22]); 0; SUM([.C22:.C$75])-SUM([.E23:.E$75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8" table:formula="of:=IF(ISBLANK([.A23]); 0; SUM([.C23:.C$75])-SUM([.E24:.E$75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8" table:formula="of:=IF(ISBLANK([.A24]); 0; SUM([.C24:.C$75])-SUM([.E25:.E$75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8" table:formula="of:=IF(ISBLANK([.A25]); 0; SUM([.C25:.C$75])-SUM([.E26:.E$75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8" table:formula="of:=IF(ISBLANK([.A26]); 0; SUM([.C26:.C$75])-SUM([.E27:.E$75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8" table:formula="of:=IF(ISBLANK([.A27]); 0; SUM([.C27:.C$75])-SUM([.E28:.E$75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8" table:formula="of:=IF(ISBLANK([.A28]); 0; SUM([.C28:.C$75])-SUM([.E29:.E$75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8" table:formula="of:=IF(ISBLANK([.A29]); 0; SUM([.C29:.C$75])-SUM([.E30:.E$75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8" table:formula="of:=IF(ISBLANK([.A30]); 0; SUM([.C30:.C$75])-SUM([.E31:.E$75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8" table:formula="of:=IF(ISBLANK([.A31]); 0; SUM([.C31:.C$75])-SUM([.E32:.E$75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8" table:formula="of:=IF(ISBLANK([.A32]); 0; SUM([.C32:.C$75])-SUM([.E33:.E$75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8" table:formula="of:=IF(ISBLANK([.A33]); 0; SUM([.C33:.C$75])-SUM([.E34:.E$75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8" table:formula="of:=IF(ISBLANK([.A34]); 0; SUM([.C34:.C$75])-SUM([.E35:.E$75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8" table:formula="of:=IF(ISBLANK([.A35]); 0; SUM([.C35:.C$75])-SUM([.E36:.E$75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8" table:formula="of:=IF(ISBLANK([.A36]); 0; SUM([.C36:.C$75])-SUM([.E37:.E$75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8" table:formula="of:=IF(ISBLANK([.A37]); 0; SUM([.C37:.C$75])-SUM([.E38:.E$75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8" table:formula="of:=IF(ISBLANK([.A38]); 0; SUM([.C38:.C$75])-SUM([.E39:.E$75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8" table:formula="of:=IF(ISBLANK([.A39]); 0; SUM([.C39:.C$75])-SUM([.E40:.E$75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8" table:formula="of:=IF(ISBLANK([.A40]); 0; SUM([.C40:.C$75])-SUM([.E41:.E$75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8" table:formula="of:=IF(ISBLANK([.A41]); 0; SUM([.C41:.C$75])-SUM([.E42:.E$75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8" table:formula="of:=IF(ISBLANK([.A42]); 0; SUM([.C42:.C$75])-SUM([.E43:.E$75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8" table:formula="of:=IF(ISBLANK([.A43]); 0; SUM([.C43:.C$75])-SUM([.E44:.E$75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8" table:formula="of:=IF(ISBLANK([.A44]); 0; SUM([.C44:.C$75])-SUM([.E45:.E$75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8" table:formula="of:=IF(ISBLANK([.A45]); 0; SUM([.C45:.C$75])-SUM([.E46:.E$75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8" table:formula="of:=IF(ISBLANK([.A46]); 0; SUM([.C46:.C$75])-SUM([.E47:.E$75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8" table:formula="of:=IF(ISBLANK([.A47]); 0; SUM([.C47:.C$75])-SUM([.E48:.E$75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8" table:formula="of:=IF(ISBLANK([.A48]); 0; SUM([.C48:.C$75])-SUM([.E49:.E$75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8" table:formula="of:=IF(ISBLANK([.A49]); 0; SUM([.C49:.C$75])-SUM([.E50:.E$75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8" table:formula="of:=IF(ISBLANK([.A50]); 0; SUM([.C50:.C$75])-SUM([.E51:.E$75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8" table:formula="of:=IF(ISBLANK([.A51]); 0; SUM([.C51:.C$75])-SUM([.E52:.E$75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8" table:formula="of:=IF(ISBLANK([.A52]); 0; SUM([.C52:.C$75])-SUM([.E53:.E$75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8" table:formula="of:=IF(ISBLANK([.A53]); 0; SUM([.C53:.C$75])-SUM([.E54:.E$75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8" table:formula="of:=IF(ISBLANK([.A54]); 0; SUM([.C54:.C$75])-SUM([.E55:.E$75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8" table:formula="of:=IF(ISBLANK([.A55]); 0; SUM([.C55:.C$75])-SUM([.E56:.E$75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8" table:formula="of:=IF(ISBLANK([.A56]); 0; SUM([.C56:.C$75])-SUM([.E57:.E$75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8" table:formula="of:=IF(ISBLANK([.A57]); 0; SUM([.C57:.C$75])-SUM([.E58:.E$75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8" table:formula="of:=IF(ISBLANK([.A58]); 0; SUM([.C58:.C$75])-SUM([.E59:.E$75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8" table:formula="of:=IF(ISBLANK([.A59]); 0; SUM([.C59:.C$75])-SUM([.E60:.E$75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8" table:formula="of:=IF(ISBLANK([.A60]); 0; SUM([.C60:.C$75])-SUM([.E61:.E$75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8" table:formula="of:=IF(ISBLANK([.A61]); 0; SUM([.C61:.C$75])-SUM([.E62:.E$75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8" table:formula="of:=IF(ISBLANK([.A62]); 0; SUM([.C62:.C$75])-SUM([.E63:.E$75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8" table:formula="of:=IF(ISBLANK([.A63]); 0; SUM([.C63:.C$75])-SUM([.E64:.E$75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8" table:formula="of:=IF(ISBLANK([.A64]); 0; SUM([.C64:.C$75])-SUM([.E65:.E$75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8" table:formula="of:=IF(ISBLANK([.A65]); 0; SUM([.C65:.C$75])-SUM([.E66:.E$75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8" table:formula="of:=IF(ISBLANK([.A66]); 0; SUM([.C66:.C$75])-SUM([.E67:.E$75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8" table:formula="of:=IF(ISBLANK([.A67]); 0; SUM([.C67:.C$75])-SUM([.E68:.E$75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8" table:formula="of:=IF(ISBLANK([.A68]); 0; SUM([.C68:.C$75])-SUM([.E69:.E$75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8" table:formula="of:=IF(ISBLANK([.A69]); 0; SUM([.C69:.C$75])-SUM([.E70:.E$75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8" table:formula="of:=IF(ISBLANK([.A70]); 0; SUM([.C70:.C$75])-SUM([.E71:.E$75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8" table:formula="of:=IF(ISBLANK([.A71]); 0; SUM([.C71:.C$75])-SUM([.E72:.E$75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8" table:formula="of:=IF(ISBLANK([.A72]); 0; SUM([.C72:.C$75])-SUM([.E73:.E$75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8" table:formula="of:=IF(ISBLANK([.A73]); 0; SUM([.C73:.C$75])-SUM([.E74:.E$75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8" table:formula="of:=IF(ISBLANK([.A74]); 0; SUM([.C74:.C$75])-SUM([.E75:.E$75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style-name="ce18" table:number-columns-repeated="2"/>
          <table:table-cell table:style-name="ce27"/>
          <table:table-cell table:style-name="ce29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8" table:formula="of:=IF(ISBLANK([.A75]); 0; SUM([.C75:.C$75])-SUM([.E76:.E$75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ce28" table:formula="of:=SUM([.C16:.C75])" office:value-type="float" office:value="0" calcext:value-type="float">
            <text:p/>
          </table:table-cell>
          <table:table-cell/>
          <table:table-cell table:style-name="ce30" table:formula="of:=SUM([.E16:.E75])" office:value-type="currency" office:currency="ZAR" office:value="0" calcext:value-type="currency">
            <text:p>R 0.00</text:p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2"/>
          <table:table-cell table:style-name="ce28"/>
          <table:table-cell table:number-columns-repeated="2"/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default-cell-style-name="ce28"/>
        <table:table-column table:style-name="co7" table:default-cell-style-name="ce27"/>
        <table:table-column table:style-name="co8" table:default-cell-style-name="ce34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Budget Planner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This worksheet lets you determine the amount to budget for each item on the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previous year's financial statement. A “default” percentage change is initially applied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to the amount from the financial statement to project what the expected expenses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for the current year will be. However you should consider item and adjust them to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compensate for exceptional expenses in the previous or current financial year or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office:value-type="string" calcext:value-type="string" table:number-columns-spanned="3" table:number-rows-spanned="1">
            <text:p>if the general rate of inflation is not appropriate for the item.</text:p>
          </table:table-cell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style-name="ce31" table:number-columns-spanned="3" table:number-rows-spanned="1"/>
          <table:covered-table-cell table:number-columns-repeated="2" table:style-name="ce31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2" office:value-type="string" calcext:value-type="string">
            <text:p>Default percent change</text:p>
          </table:table-cell>
          <table:table-cell table:style-name="ce33" office:value-type="percentage" office:value="0" calcext:value-type="percentage">
            <text:p>0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6]);&quot;&quot;;['Previous Year Financials'.A16])" office:value-type="string" office:string-value="Repairs and Maintenance" calcext:value-type="string">
            <text:p>Repairs and Maintenance</text:p>
          </table:table-cell>
          <table:table-cell table:formula="of:=IF(ISBLANK(['Previous Year Financials'.B16]);&quot;&quot;;['Previous Year Financials'.B16])">
            <text:p/>
          </table:table-cell>
          <table:table-cell table:formula="of:=IF(ISBLANK(['Previous Year Financials'.C16]);&quot;&quot;;['Previous Year Financials'.C16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7]);&quot;&quot;;['Previous Year Financials'.A17])">
            <text:p/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[.D15]/[.C15]-1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6"/>
        <table:table-column table:style-name="co10" table:default-cell-style-name="ce37"/>
        <table:table-column table:style-name="co11" table:default-cell-style-name="ce38"/>
        <table:table-column table:style-name="co12" table:default-cell-style-name="ce36"/>
        <table:table-column table:style-name="co12" table:visibility="collapse" table:default-cell-style-name="ce36"/>
        <table:table-column table:style-name="co13" table:default-cell-style-name="ce38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1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1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1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1" table:number-columns-spanned="4" table:number-rows-spanned="1"/>
          <table:covered-table-cell table:number-columns-repeated="3" table:style-name="ce31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5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0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0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4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5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39"/>
          <table:table-cell table:style-name="ce39" office:value-type="string" calcext:value-type="string">
            <text:p>Previous year</text:p>
          </table:table-cell>
          <table:table-cell table:style-name="ce16" table:formula="of:=(&quot;Change from &quot; &amp;['Previous Year Financials'.B13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6:'Previous Year Financials'.A$201];['Previous Year Financials'.I16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6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16])" office:value-type="float" office:value="36" calcext:value-type="float">
            <text:p>36.00</text:p>
          </table:table-cell>
          <table:table-cell table:formula="of:=IF([.B13]&lt;&gt;0;[.B13]/[.E13]-1;&quot;&quot;)">
            <text:p/>
          </table:table-cell>
          <table:table-cell table:style-name="ce40" table:formula="of:=IF(['Previous Year Financials'.B12]&lt;&gt;&quot;Yes&quot;; &quot;The &quot; &amp;['Previous Year Financials'.B13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29"/>
        </table:table-row>
        <table:table-row table:style-name="ro3">
          <table:table-cell table:formula="of:=INDEX(['Previous Year Financials'.A$16:'Previous Year Financials'.A$201];['Previous Year Financials'.I17])" office:value-type="float" office:value="0" calcext:value-type="float">
            <text:p/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17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0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29"/>
        </table:table-row>
        <table:table-row table:style-name="ro3">
          <table:table-cell table:formula="of:=INDEX(['Previous Year Financials'.A$16:'Previous Year Financials'.A$201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18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6:'Previous Year Financials'.A$201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19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6:'Previous Year Financials'.A$201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0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1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2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3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4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5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6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7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8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29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0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1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2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3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4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5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6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7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8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39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0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1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2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3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4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5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6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7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8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49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0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1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2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3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4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5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6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7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8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59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0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1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2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3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4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5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6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7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8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69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0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1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2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3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/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6:'Previous Year Financials'.E$185];['Previous Year Financials'.I74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6" table:formula="of:=INDEX(['Budget Planner'.F$14:'Budget Planner'.F$181];['Previous Year Financials'.I75])" office:value-type="float" office:value="0" calcext:value-type="float">
            <text:p/>
          </table:table-cell>
          <table:table-cell/>
          <table:table-cell table:style-name="Default"/>
          <table:table-cell table:style-name="ce28" table:formula="of:=INDEX(['Previous Year Financials'.E$16:'Previous Year Financials'.E$185];['Previous Year Financials'.I75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3:23:29.016328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6T13:26:08.748907353</dc:date>
    <meta:editing-duration>PT7H10M38S</meta:editing-duration>
    <meta:editing-cycles>29</meta:editing-cycles>
    <meta:generator>LibreOffice/5.0.6.2$Linux_X86_64 LibreOffice_project/00$Build-2</meta:generator>
    <meta:document-statistic meta:table-count="4" meta:cell-count="1444" meta:object-count="0"/>
  </office:meta>
</office:document-meta>
</file>